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svg:stroke-color="#5b277d" draw:fill-color="#8e86ae" draw:textarea-horizontal-align="justify" draw:textarea-vertical-align="middle" draw:auto-grow-height="false" fo:min-height="0.766cm" fo:min-width="6.866cm"/>
      <style:paragraph-properties style:writing-mode="lr-tb"/>
    </style:style>
    <style:style style:name="gr3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4.1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1.659cm"/>
      <style:paragraph-properties style:writing-mode="lr-tb"/>
    </style:style>
    <style:style style:name="gr6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1.5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" style:family="graphic" style:parent-style-name="standard">
      <style:graphic-properties svg:stroke-color="#5b277d" draw:fill-color="#8e86ae" draw:textarea-horizontal-align="justify" draw:textarea-vertical-align="middle" draw:auto-grow-height="false" fo:min-height="0.766cm" fo:min-width="3.31cm"/>
      <style:paragraph-properties style:writing-mode="lr-tb"/>
    </style:style>
    <style:style style:name="gr11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0.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18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183cm"/>
      <style:paragraph-properties style:writing-mode="lr-tb"/>
    </style:style>
    <style:style style:name="gr14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3.18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6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6.866cm"/>
      <style:paragraph-properties style:writing-mode="lr-tb"/>
    </style:style>
    <style:style style:name="gr18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2.675cm"/>
      <style:paragraph-properties style:writing-mode="lr-tb"/>
    </style:style>
    <style:style style:name="gr19" style:family="graphic" style:parent-style-name="standard">
      <style:graphic-properties svg:stroke-color="#168253" draw:fill-color="#81aca6" draw:textarea-horizontal-align="justify" draw:textarea-vertical-align="middle" draw:auto-grow-height="false" fo:min-height="0.766cm" fo:min-width="6.866cm"/>
      <style:paragraph-properties style:writing-mode="lr-tb"/>
    </style:style>
    <style:style style:name="gr20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0.1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2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4.3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643cm"/>
      <style:paragraph-properties style:writing-mode="lr-tb"/>
    </style:style>
    <style:style style:name="gr25" style:family="graphic" style:parent-style-name="standard">
      <style:graphic-properties svg:stroke-color="#168253" draw:fill-color="#81aca6" draw:textarea-horizontal-align="justify" draw:textarea-vertical-align="middle" draw:auto-grow-height="false" fo:min-height="0.766cm" fo:min-width="3.31cm"/>
      <style:paragraph-properties style:writing-mode="lr-tb"/>
    </style:style>
    <style:style style:name="gr26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0.00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3.49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5.723cm"/>
      <style:paragraph-properties style:writing-mode="lr-tb"/>
    </style:style>
    <style:style style:name="gr29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4.83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1.786cm"/>
      <style:paragraph-properties style:writing-mode="lr-tb"/>
    </style:style>
    <style:style style:name="gr31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0.389cm"/>
      <style:paragraph-properties style:writing-mode="lr-tb"/>
    </style:style>
    <style:style style:name="gr32" style:family="graphic" style:parent-style-name="standard">
      <style:graphic-properties svg:stroke-color="#1c1c1c" draw:fill-color="#ffffff" draw:textarea-horizontal-align="justify" draw:textarea-vertical-align="top" draw:auto-grow-height="false" fo:min-height="4.703cm" fo:min-width="5.72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66cm" fo:min-width="4.58cm"/>
      <style:paragraph-properties style:writing-mode="lr-tb"/>
    </style:style>
    <style:style style:name="gr34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4.58cm"/>
      <style:paragraph-properties style:writing-mode="lr-tb"/>
    </style:style>
    <style:style style:name="gr35" style:family="graphic" style:parent-style-name="standard">
      <style:graphic-properties svg:stroke-color="#e8a202" draw:fill-color="#ffde59" draw:textarea-horizontal-align="justify" draw:textarea-vertical-align="middle" draw:auto-grow-height="false" fo:min-height="0.766cm" fo:min-width="6.866cm"/>
      <style:paragraph-properties style:writing-mode="lr-tb"/>
    </style:style>
    <style:style style:name="gr36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4.835cm"/>
      <style:paragraph-properties style:writing-mode="lr-tb"/>
    </style:style>
    <style:style style:name="gr37" style:family="graphic" style:parent-style-name="standard">
      <style:graphic-properties svg:stroke-color="#e8a202" draw:fill-color="#ffde59" draw:textarea-horizontal-align="justify" draw:textarea-vertical-align="middle" draw:auto-grow-height="false" fo:min-height="0.766cm" fo:min-width="3.31cm"/>
      <style:paragraph-properties style:writing-mode="lr-tb"/>
    </style:style>
    <style:style style:name="gr38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1.27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66cm" fo:min-width="0.262cm"/>
      <style:paragraph-properties style:writing-mode="lr-tb"/>
    </style:style>
    <style:style style:name="gr42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1.405cm"/>
      <style:paragraph-properties style:writing-mode="lr-tb"/>
    </style:style>
    <style:style style:name="gr43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1.659cm"/>
      <style:paragraph-properties style:writing-mode="lr-tb"/>
    </style:style>
    <style:style style:name="gr44" style:family="graphic" style:parent-style-name="standard">
      <style:graphic-properties svg:stroke-color="#168253" draw:fill-color="#81aca6" draw:textarea-horizontal-align="justify" draw:textarea-vertical-align="middle" draw:auto-grow-height="false" fo:min-height="0.766cm" fo:min-width="4.326cm"/>
      <style:paragraph-properties style:writing-mode="lr-tb"/>
    </style:style>
    <style:style style:name="gr45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1.786cm"/>
      <style:paragraph-properties style:writing-mode="lr-tb"/>
    </style:style>
    <style:style style:name="gr46" style:family="graphic" style:parent-style-name="standard">
      <style:graphic-properties svg:stroke-color="#e8a202" draw:fill-color="#ffde59" draw:textarea-horizontal-align="justify" draw:textarea-vertical-align="middle" draw:auto-grow-height="false" fo:min-height="0.766cm" fo:min-width="1.151cm"/>
      <style:paragraph-properties style:writing-mode="lr-tb"/>
    </style:style>
    <style:style style:name="gr47" style:family="graphic" style:parent-style-name="standard">
      <style:graphic-properties svg:stroke-color="#168253" draw:fill-color="#81aca6" draw:textarea-horizontal-align="justify" draw:textarea-vertical-align="middle" draw:auto-grow-height="false" fo:min-height="0.766cm" fo:min-width="4.707cm"/>
      <style:paragraph-properties style:writing-mode="lr-tb"/>
    </style:style>
    <style:style style:name="gr48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0.516cm"/>
      <style:paragraph-properties style:writing-mode="lr-tb"/>
    </style:style>
    <style:style style:name="gr49" style:family="graphic" style:parent-style-name="standard">
      <style:graphic-properties svg:stroke-color="#e8a202" draw:fill-color="#ffde59" draw:textarea-horizontal-align="justify" draw:textarea-vertical-align="middle" draw:auto-grow-height="false" fo:min-height="0.766cm" fo:min-width="4.199cm"/>
      <style:paragraph-properties style:writing-mode="lr-tb"/>
    </style:style>
    <style:style style:name="gr50" style:family="graphic" style:parent-style-name="standard">
      <style:graphic-properties svg:stroke-color="#1c1c1c" draw:fill-color="#999999" draw:textarea-horizontal-align="justify" draw:textarea-vertical-align="middle" draw:auto-grow-height="false" fo:min-height="0.766cm" fo:min-width="2.929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766cm" fo:min-width="2.80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8e86ae"/>
      <style:paragraph-properties fo:text-align="center" style:writing-mode="lr-tb"/>
    </style:style>
    <style:style style:name="P4" style:family="paragraph">
      <loext:graphic-properties draw:fill-color="#999999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fo:font-size="7pt" fo:background-color="transparent" style:font-size-asian="7pt" style:font-size-complex="7pt"/>
    </style:style>
    <style:style style:name="P10" style:family="paragraph">
      <loext:graphic-properties draw:fill="solid"/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-color="#81aca6"/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-color="#ffde59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28pt" style:font-size-asian="22pt" style:font-size-complex="22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81aca6"/>
      <style:paragraph-properties fo:text-align="start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7pt" fo:background-color="transparent" style:font-size-asian="7pt" style:font-size-complex="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28pt" style:font-size-asian="16pt" style:font-size-complex="16pt"/>
    </style:style>
    <style:style style:name="T7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1.353cm" svg:y1="64.119cm" svg:x2="31.353cm" svg:y2="62.595cm">
          <text:p/>
        </draw:line>
        <draw:line draw:style-name="gr1" draw:text-style-name="P1" draw:layer="layout" svg:x1="21.574cm" svg:y1="61.579cm" svg:x2="21.574cm" svg:y2="57.261cm">
          <text:p/>
        </draw:line>
        <draw:line draw:style-name="gr1" draw:text-style-name="P1" draw:layer="layout" svg:x1="12.811cm" svg:y1="58.531cm" svg:x2="12.811cm" svg:y2="61.579cm">
          <text:p/>
        </draw:line>
        <draw:line draw:style-name="gr1" draw:text-style-name="P1" draw:layer="layout" svg:x1="14.081cm" svg:y1="71.104cm" svg:x2="14.081cm" svg:y2="68.31cm">
          <text:p/>
        </draw:line>
        <draw:line draw:style-name="gr1" draw:text-style-name="P1" draw:layer="layout" svg:x1="6.842cm" svg:y1="30.464cm" svg:x2="6.842cm" svg:y2="30.21cm">
          <text:p/>
        </draw:line>
        <draw:line draw:style-name="gr1" draw:text-style-name="P1" draw:layer="layout" svg:x1="9.001cm" svg:y1="31.734cm" svg:x2="9.001cm" svg:y2="30.21cm">
          <text:p/>
        </draw:line>
        <draw:custom-shape draw:style-name="gr2" draw:text-style-name="P3" draw:layer="layout" svg:width="7.366cm" svg:height="1.016cm" svg:x="4.175cm" svg:y="27.924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99cm" svg:height="1.016cm" svg:x="6.842cm" svg:y="30.464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34cm" svg:height="2.921cm" svg:x="11.795cm" svg:y="27.924cm">
          <draw:text-box>
            <text:p><text:span text:style-name="T1">As soon </text:span><text:span text:style-name="T1">as another </text:span><text:span text:style-name="T1">key is </text:span><text:span text:style-name="T1">pressed, </text:span><text:span text:style-name="T1">the mod-</text:span><text:span text:style-name="T1">tap </text:span><text:span text:style-name="T1">behavior is </text:span><text:span text:style-name="T1">decided.</text:span></text:p>
            <text:p><text:span text:style-name="T1"/></text:p>
            <text:p><text:span text:style-name="T1">Tapping </text:span><text:span text:style-name="T1">term has </text:span><text:span text:style-name="T1">no </text:span><text:span text:style-name="T1">influence, </text:span><text:span text:style-name="T1">so this </text:span><text:span text:style-name="T1">case is </text:span><text:span text:style-name="T1">includes </text:span><text:span text:style-name="T1">4a,4b and </text:span><text:span text:style-name="T1">4c on </text:span><text:span text:style-name="T1">other </text:span><text:span text:style-name="T1">pages.</text:span></text:p>
            <text:p><text:span text:style-name="T1"/></text:p>
            <text:p><text:span text:style-name="T1">Output: J</text:span></text:p>
          </draw:text-box>
        </draw:frame>
        <draw:custom-shape draw:style-name="gr5" draw:text-style-name="P2" draw:layer="layout" svg:width="2.159cm" svg:height="1.016cm" svg:x="6.842cm" svg:y="29.19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1.016cm" svg:x="6.969cm" svg:y="31.734cm">
          <text:p text:style-name="P2">j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41cm" svg:y1="30.464cm" svg:x2="11.541cm" svg:y2="28.94cm">
          <text:p/>
        </draw:line>
        <draw:frame draw:style-name="gr7" draw:text-style-name="P6" draw:layer="layout" svg:width="2.158cm" svg:height="1.673cm" svg:x="1.635cm" svg:y="27.797cm">
          <draw:text-box>
            <text:p>4.abc</text:p>
          </draw:text-box>
        </draw:frame>
        <draw:frame draw:style-name="gr8" draw:text-style-name="P7" draw:layer="layout" svg:width="11.938cm" svg:height="3.233cm" svg:x="2.778cm" svg:y="23.733cm">
          <draw:text-box>
            <text:p><text:span text:style-name="T2">H</text:span><text:span text:style-name="T2">o</text:span><text:span text:style-name="T2">l</text:span><text:span text:style-name="T2">d</text:span><text:span text:style-name="T2">-</text:span><text:span text:style-name="T2">p</text:span><text:span text:style-name="T2">r</text:span><text:span text:style-name="T2">e</text:span><text:span text:style-name="T2">f</text:span><text:span text:style-name="T2">e</text:span><text:span text:style-name="T2">r</text:span><text:span text:style-name="T2">r</text:span><text:span text:style-name="T2">e</text:span><text:span text:style-name="T2">d</text:span><text:span text:style-name="T2"> </text:span><text:span text:style-name="T2">f</text:span><text:span text:style-name="T2">l</text:span><text:span text:style-name="T2">a</text:span><text:span text:style-name="T2">v</text:span><text:span text:style-name="T2">o</text:span><text:span text:style-name="T2">r</text:span></text:p>
            <text:p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o</text:span><text:span text:style-name="T3">n</text:span><text:span text:style-name="T3"> </text:span><text:span text:style-name="T3">k</text:span><text:span text:style-name="T3">e</text:span><text:span text:style-name="T3">y</text:span><text:span text:style-name="T3">-</text:span><text:span text:style-name="T3">d</text:span><text:span text:style-name="T3">o</text:span><text:span text:style-name="T3">w</text:span><text:span text:style-name="T3">n</text:span><text:span text:style-name="T3">.</text:span></text:p>
            <text:p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 </text:span><text:span text:style-name="T3">i</text:span><text:span text:style-name="T3">n</text:span><text:span text:style-name="T3"> </text:span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text:span text:style-name="T3"> </text:span><text:span text:style-name="T3">t</text:span><text:span text:style-name="T3">o</text:span><text:span text:style-name="T3"> </text:span><text:span text:style-name="T3">Q</text:span><text:span text:style-name="T3">M</text:span><text:span text:style-name="T3">K</text:span><text:span text:style-name="T3">’</text:span><text:span text:style-name="T3">s</text:span><text:span text:style-name="T3"> </text:span><text:span text:style-name="T3">d</text:span><text:span text:style-name="T3">e</text:span><text:span text:style-name="T3">f</text:span><text:span text:style-name="T3">a</text:span><text:span text:style-name="T3">u</text:span><text:span text:style-name="T3">l</text:span><text:span text:style-name="T3">t </text:span><text:span text:style-name="T3">b</text:span><text:span text:style-name="T3">e</text:span><text:span text:style-name="T3">h</text:span><text:span text:style-name="T3">a</text:span><text:span text:style-name="T3">v</text:span><text:span text:style-name="T3">i</text:span><text:span text:style-name="T3">o</text:span><text:span text:style-name="T3">r</text:span><text:span text:style-name="T3">, </text:span><text:span text:style-name="T3">b</text:span><text:span text:style-name="T3">u</text:span><text:span text:style-name="T3">t </text:span><text:span text:style-name="T3">t</text:span><text:span text:style-name="T3">h</text:span><text:span text:style-name="T3">e</text:span><text:span text:style-name="T3"> </text:span><text:span text:style-name="T3">t</text:span><text:span text:style-name="T3">i</text:span><text:span text:style-name="T3">m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f</text:span><text:span text:style-name="T3">a</text:span><text:span text:style-name="T3">s</text:span><text:span text:style-name="T3">t</text:span><text:span text:style-name="T3">e</text:span><text:span text:style-name="T3">r</text:span></text:p>
          </draw:text-box>
        </draw:frame>
        <draw:line draw:style-name="gr1" draw:text-style-name="P1" draw:layer="layout" svg:x1="10.398cm" svg:y1="50.53cm" svg:x2="10.398cm" svg:y2="49.006cm">
          <text:p/>
        </draw:line>
        <draw:frame draw:style-name="gr9" draw:text-style-name="P6" draw:layer="layout" svg:width="1.651cm" svg:height="1.524cm" svg:x="1.635cm" svg:y="46.72cm">
          <draw:text-box>
            <text:p>4.d</text:p>
          </draw:text-box>
        </draw:frame>
        <draw:line draw:style-name="gr1" draw:text-style-name="P1" draw:layer="layout" svg:x1="7.985cm" svg:y1="49.26cm" svg:x2="7.985cm" svg:y2="47.736cm">
          <text:p/>
        </draw:line>
        <draw:line draw:style-name="gr1" draw:text-style-name="P1" draw:layer="layout" svg:x1="6.715cm" svg:y1="50.53cm" svg:x2="6.715cm" svg:y2="49.006cm">
          <text:p/>
        </draw:line>
        <draw:custom-shape draw:style-name="gr10" draw:text-style-name="P3" draw:layer="layout" svg:width="3.81cm" svg:height="1.016cm" svg:x="4.175cm" svg:y="46.72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27cm" svg:height="1.016cm" svg:x="6.715cm" svg:y="49.26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6.604cm" svg:height="3.431cm" svg:x="11.922cm" svg:y="46.72cm">
          <draw:text-box>
            <text:p><text:span text:style-name="T1">Output: </text:span><text:span text:style-name="T1">J </text:span></text:p>
            <text:p><text:span text:style-name="T1">Or Jjjjjjj </text:span><text:span text:style-name="T1">dependin</text:span><text:span text:style-name="T1">g on how </text:span><text:span text:style-name="T1">long j </text:span><text:span text:style-name="T1">key is </text:span><text:span text:style-name="T1">held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13" draw:text-style-name="P2" draw:layer="layout" svg:width="3.683cm" svg:height="1.016cm" svg:x="6.715cm" svg:y="47.9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683cm" svg:height="1.016cm" svg:x="6.715cm" svg:y="50.53cm">
          <text:p text:style-name="P2">j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366cm" svg:y1="20.304cm" svg:x2="8.366cm" svg:y2="17.51cm">
          <text:p/>
        </draw:line>
        <draw:line draw:style-name="gr1" draw:text-style-name="P1" draw:layer="layout" svg:x1="42.656cm" svg:y1="31.734cm" svg:x2="42.656cm" svg:y2="27.67cm">
          <text:p/>
        </draw:line>
        <draw:line draw:style-name="gr1" draw:text-style-name="P1" draw:layer="layout" svg:x1="43.291cm" svg:y1="31.734cm" svg:x2="43.291cm" svg:y2="30.21cm">
          <text:p/>
        </draw:line>
        <draw:line draw:style-name="gr1" draw:text-style-name="P1" draw:layer="layout" svg:x1="8.366cm" svg:y1="8.874cm" svg:x2="8.366cm" svg:y2="7.35cm">
          <text:p/>
        </draw:line>
        <draw:custom-shape draw:style-name="gr13" draw:text-style-name="P2" draw:layer="layout" svg:width="3.683cm" svg:height="1.016cm" svg:x="4.175cm" svg:y="3.794cm">
          <text:p text:style-name="P2">MT(shift, f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4.175cm" svg:y1="3.54cm" svg:x2="8.366cm" svg:y2="3.54cm">
          <text:p text:style-name="P8"><text:span text:style-name="T4">tapping_t</text:span><text:span text:style-name="T4">erm</text:span></text:p>
        </draw:line>
        <draw:custom-shape draw:style-name="gr16" draw:text-style-name="P4" draw:layer="layout" svg:width="0.254cm" svg:height="1.016cm" svg:x="7.858cm" svg:y="5.064cm">
          <text:p text:style-name="P2">f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858cm" svg:y1="5.064cm" svg:x2="7.858cm" svg:y2="4.81cm">
          <text:p/>
        </draw:line>
        <draw:custom-shape draw:style-name="gr17" draw:text-style-name="P2" draw:layer="layout" svg:width="7.366cm" svg:height="1.016cm" svg:x="4.175cm" svg:y="7.604cm">
          <text:p text:style-name="P2">MT(shift, f)</text:p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4.175cm" svg:y1="7.35cm" svg:x2="8.366cm" svg:y2="7.35cm">
          <text:p text:style-name="P8"><text:span text:style-name="T5">tapping_t</text:span><text:span text:style-name="T5">erm</text:span></text:p>
        </draw:line>
        <draw:custom-shape draw:style-name="gr18" draw:text-style-name="P4" draw:layer="layout" svg:width="3.175cm" svg:height="1.016cm" svg:x="8.366cm" svg:y="8.874cm">
          <text:p text:style-name="P2">shif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41cm" svg:y1="8.874cm" svg:x2="11.541cm" svg:y2="8.62cm">
          <text:p/>
        </draw:line>
        <draw:line draw:style-name="gr1" draw:text-style-name="P1" draw:layer="layout" svg:x1="8.366cm" svg:y1="3.794cm" svg:x2="8.366cm" svg:y2="3.54cm">
          <text:p/>
        </draw:line>
        <draw:line draw:style-name="gr1" draw:text-style-name="P1" draw:layer="layout" svg:x1="4.175cm" svg:y1="3.794cm" svg:x2="4.175cm" svg:y2="3.54cm">
          <text:p/>
        </draw:line>
        <draw:line draw:style-name="gr1" draw:text-style-name="P1" draw:layer="layout" svg:x1="4.175cm" svg:y1="7.604cm" svg:x2="4.175cm" svg:y2="7.35cm">
          <text:p/>
        </draw:line>
        <draw:frame draw:style-name="gr4" draw:text-style-name="P5" draw:layer="layout" svg:width="5.334cm" svg:height="2.921cm" svg:x="11.922cm" svg:y="3.413cm">
          <draw:text-box>
            <text:p><text:span text:style-name="T1">The tap </text:span><text:span text:style-name="T1">case. </text:span><text:span text:style-name="T1">MT is </text:span><text:span text:style-name="T1">release</text:span><text:span text:style-name="T1">d </text:span><text:span text:style-name="T1">before </text:span><text:span text:style-name="T1">tapping</text:span><text:span text:style-name="T1">_term </text:span><text:span text:style-name="T1">expires</text:span><text:span text:style-name="T1">, a </text:span><text:span text:style-name="T1">short </text:span><text:span text:style-name="T1">keypre</text:span><text:span text:style-name="T1">ss is </text:span><text:span text:style-name="T1">simulat</text:span><text:span text:style-name="T1">ed.</text:span></text:p>
            <text:p><text:span text:style-name="T1"/></text:p>
            <text:p><text:span text:style-name="T1">Output: </text:span><text:span text:style-name="T1">f</text:span></text:p>
          </draw:text-box>
        </draw:frame>
        <draw:frame draw:style-name="gr4" draw:text-style-name="P5" draw:layer="layout" svg:width="5.334cm" svg:height="2.921cm" svg:x="12.303cm" svg:y="7.604cm">
          <draw:text-box>
            <text:p><text:span text:style-name="T1">The </text:span><text:span text:style-name="T1">hold </text:span><text:span text:style-name="T1">case. </text:span><text:span text:style-name="T1">MT is </text:span><text:span text:style-name="T1">release</text:span><text:span text:style-name="T1">d after </text:span><text:span text:style-name="T1">tapping</text:span><text:span text:style-name="T1">_term </text:span><text:span text:style-name="T1">expires</text:span><text:span text:style-name="T1">. When </text:span><text:span text:style-name="T1">tapping</text:span><text:span text:style-name="T1">_term </text:span><text:span text:style-name="T1">expires</text:span><text:span text:style-name="T1">, shift is </text:span><text:span text:style-name="T1">‘presse</text:span><text:span text:style-name="T1">d’ and </text:span><text:span text:style-name="T1">release</text:span><text:span text:style-name="T1">d when </text:span><text:span text:style-name="T1">the MT </text:span><text:span text:style-name="T1">is </text:span><text:span text:style-name="T1">release</text:span><text:span text:style-name="T1">d.</text:span></text:p>
            <text:p><text:span text:style-name="T1"/></text:p>
            <text:p><text:span text:style-name="T1">Output: </text:span><text:span text:style-name="T1">shift</text:span></text:p>
          </draw:text-box>
        </draw:frame>
        <draw:custom-shape draw:style-name="gr19" draw:text-style-name="P11" draw:layer="layout" svg:width="7.366cm" svg:height="1.016cm" svg:x="38.465cm" svg:y="27.924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175cm" svg:height="1.016cm" svg:x="42.656cm" svg:y="30.464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34cm" svg:height="2.921cm" svg:x="46.085cm" svg:y="27.924cm">
          <draw:text-box>
            <text:p><text:span text:style-name="T1">The </text:span><text:span text:style-name="T1">mod-tap </text:span><text:span text:style-name="T1">decision </text:span><text:span text:style-name="T1">can be </text:span><text:span text:style-name="T1">made </text:span><text:span text:style-name="T1">only </text:span><text:span text:style-name="T1">after the </text:span><text:span text:style-name="T1">tapping_</text:span><text:span text:style-name="T1">term has </text:span><text:span text:style-name="T1">expired </text:span><text:span text:style-name="T1">or the </text:span><text:span text:style-name="T1">MT is </text:span><text:span text:style-name="T1">released</text:span><text:span text:style-name="T1">. The ‘j’ </text:span><text:span text:style-name="T1">key </text:span><text:span text:style-name="T1">press is </text:span><text:span text:style-name="T1">not </text:span><text:span text:style-name="T1">handled </text:span><text:span text:style-name="T1">immediat</text:span><text:span text:style-name="T1">ely.</text:span></text:p>
            <text:p><text:span text:style-name="T1"/></text:p>
            <text:p><text:span text:style-name="T1">Output: </text:span><text:span text:style-name="T1">J</text:span></text:p>
          </draw:text-box>
        </draw:frame>
        <draw:custom-shape draw:style-name="gr5" draw:text-style-name="P2" draw:layer="layout" svg:width="2.159cm" svg:height="1.016cm" svg:x="41.132cm" svg:y="29.19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35cm" svg:height="1.016cm" svg:x="42.656cm" svg:y="31.734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38.465cm" svg:y1="27.67cm" svg:x2="42.656cm" svg:y2="27.67cm">
          <text:p text:style-name="P8"><text:span text:style-name="T4">tapping_term</text:span></text:p>
        </draw:line>
        <draw:line draw:style-name="gr1" draw:text-style-name="P1" draw:layer="layout" svg:x1="38.465cm" svg:y1="27.924cm" svg:x2="38.465cm" svg:y2="27.67cm">
          <text:p/>
        </draw:line>
        <draw:line draw:style-name="gr1" draw:text-style-name="P1" draw:layer="layout" svg:x1="45.831cm" svg:y1="30.464cm" svg:x2="45.831cm" svg:y2="28.94cm">
          <text:p/>
        </draw:line>
        <draw:frame draw:style-name="gr9" draw:text-style-name="P6" draw:layer="layout" svg:width="1.651cm" svg:height="1.524cm" svg:x="1.635cm" svg:y="3.794cm">
          <draw:text-box>
            <text:p>1.</text:p>
          </draw:text-box>
        </draw:frame>
        <draw:frame draw:style-name="gr21" draw:text-style-name="P6" draw:layer="layout" svg:width="1.651cm" svg:height="1.651cm" svg:x="1.635cm" svg:y="7.604cm">
          <draw:text-box>
            <text:p>2.</text:p>
          </draw:text-box>
        </draw:frame>
        <draw:custom-shape draw:style-name="gr13" draw:text-style-name="P2" draw:layer="layout" svg:width="3.683cm" svg:height="1.016cm" svg:x="4.175cm" svg:y="11.414cm">
          <text:p text:style-name="P2">MT(shift, f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4.175cm" svg:y1="11.16cm" svg:x2="8.366cm" svg:y2="11.16cm">
          <text:p text:style-name="P8"><text:span text:style-name="T4">tapping_t</text:span><text:span text:style-name="T4">erm</text:span></text:p>
        </draw:line>
        <draw:custom-shape draw:style-name="gr16" draw:text-style-name="P4" draw:layer="layout" svg:width="0.254cm" svg:height="1.016cm" svg:x="7.858cm" svg:y="13.954cm">
          <text:p text:style-name="P2">f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858cm" svg:y1="13.954cm" svg:x2="7.858cm" svg:y2="12.43cm">
          <text:p/>
        </draw:line>
        <draw:line draw:style-name="gr1" draw:text-style-name="P1" draw:layer="layout" svg:x1="8.366cm" svg:y1="11.414cm" svg:x2="8.366cm" svg:y2="11.16cm">
          <text:p/>
        </draw:line>
        <draw:line draw:style-name="gr1" draw:text-style-name="P1" draw:layer="layout" svg:x1="4.175cm" svg:y1="11.414cm" svg:x2="4.175cm" svg:y2="11.16cm">
          <text:p/>
        </draw:line>
        <draw:frame draw:style-name="gr4" draw:text-style-name="P5" draw:layer="layout" svg:width="5.334cm" svg:height="2.921cm" svg:x="12.303cm" svg:y="11.287cm">
          <draw:text-box>
            <text:p><text:span text:style-name="T1">When a </text:span><text:span text:style-name="T1">modifier </text:span><text:span text:style-name="T1">is </text:span><text:span text:style-name="T1">active </text:span><text:span text:style-name="T1">when </text:span><text:span text:style-name="T1">the </text:span><text:span text:style-name="T1">mod-</text:span><text:span text:style-name="T1">tap key </text:span><text:span text:style-name="T1">is </text:span><text:span text:style-name="T1">presse</text:span><text:span text:style-name="T1">d, the </text:span><text:span text:style-name="T1">modifier</text:span><text:span text:style-name="T1">(s) </text:span><text:span text:style-name="T1">should </text:span><text:span text:style-name="T1">be </text:span><text:span text:style-name="T1">preserv</text:span><text:span text:style-name="T1">ed until </text:span><text:span text:style-name="T1">the </text:span><text:span text:style-name="T1">mod-</text:span><text:span text:style-name="T1">tap </text:span><text:span text:style-name="T1">decisio</text:span><text:span text:style-name="T1">n can </text:span><text:span text:style-name="T1">be </text:span><text:span text:style-name="T1">made</text:span></text:p>
            <text:p><text:span text:style-name="T1"/></text:p>
            <text:p><text:span text:style-name="T1">Output: </text:span><text:span text:style-name="T1">ctrl-f</text:span></text:p>
          </draw:text-box>
        </draw:frame>
        <draw:frame draw:style-name="gr9" draw:text-style-name="P6" draw:layer="layout" svg:width="1.651cm" svg:height="1.524cm" svg:x="1.635cm" svg:y="11.414cm">
          <draw:text-box>
            <text:p>3.a</text:p>
          </draw:text-box>
        </draw:frame>
        <draw:custom-shape draw:style-name="gr5" draw:text-style-name="P2" draw:layer="layout" svg:width="2.159cm" svg:height="1.016cm" svg:x="3.159cm" svg:y="12.684cm">
          <text:p text:style-name="P2">ctrl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826cm" svg:height="1.016cm" svg:x="3.159cm" svg:y="15.351cm">
          <text:p text:style-name="P2">ctr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985cm" svg:y1="15.386cm" svg:x2="7.985cm" svg:y2="14.97cm">
          <text:p/>
        </draw:line>
        <draw:line draw:style-name="gr1" draw:text-style-name="P1" draw:layer="layout" svg:x1="42.656cm" svg:y1="37.83cm" svg:x2="42.656cm" svg:y2="33.766cm">
          <text:p/>
        </draw:line>
        <draw:custom-shape draw:style-name="gr19" draw:text-style-name="P11" draw:layer="layout" svg:width="7.366cm" svg:height="1.016cm" svg:x="38.465cm" svg:y="34.02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175cm" svg:height="1.016cm" svg:x="42.656cm" svg:y="36.56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5.334cm" svg:height="3.113cm" svg:x="46.085cm" svg:y="34.02cm">
          <draw:text-box>
            <text:p><text:span text:style-name="T1">The MT behavior is </text:span><text:span text:style-name="T1">decided when the </text:span><text:span text:style-name="T1">tapping_term expires. </text:span></text:p>
            <text:p><text:span text:style-name="T1"/></text:p>
            <text:p><text:span text:style-name="T1">Output: J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24" draw:text-style-name="P2" draw:layer="layout" svg:width="1.143cm" svg:height="1.016cm" svg:x="39.354cm" svg:y="35.2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42.656cm" svg:y="37.83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38.465cm" svg:y1="33.766cm" svg:x2="42.656cm" svg:y2="33.766cm">
          <text:p text:style-name="P8"><text:span text:style-name="T4">tapping_term</text:span></text:p>
        </draw:line>
        <draw:line draw:style-name="gr1" draw:text-style-name="P1" draw:layer="layout" svg:x1="38.465cm" svg:y1="34.02cm" svg:x2="38.465cm" svg:y2="33.766cm">
          <text:p/>
        </draw:line>
        <draw:line draw:style-name="gr1" draw:text-style-name="P1" draw:layer="layout" svg:x1="45.831cm" svg:y1="36.56cm" svg:x2="45.831cm" svg:y2="35.036cm">
          <text:p/>
        </draw:line>
        <draw:line draw:style-name="gr1" draw:text-style-name="P1" draw:layer="layout" svg:x1="42.275cm" svg:y1="42.91cm" svg:x2="42.275cm" svg:y2="41.386cm">
          <text:p/>
        </draw:line>
        <draw:custom-shape draw:style-name="gr25" draw:text-style-name="P11" draw:layer="layout" svg:width="3.81cm" svg:height="1.016cm" svg:x="38.465cm" svg:y="40.37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1.016cm" svg:x="42.275cm" svg:y="42.91cm">
          <text:p text:style-name="P2">f</text:p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7.366cm" svg:height="3.749cm" svg:x="46.085cm" svg:y="40.37cm">
          <draw:text-box>
            <text:p><text:span text:style-name="T1">The MT </text:span><text:span text:style-name="T1">behavio</text:span><text:span text:style-name="T1">r is </text:span><text:span text:style-name="T1">decided </text:span><text:span text:style-name="T1">as the </text:span><text:span text:style-name="T1">MT key </text:span><text:span text:style-name="T1">is </text:span><text:span text:style-name="T1">release</text:span><text:span text:style-name="T1">d.</text:span></text:p>
            <text:p><text:span text:style-name="T1"/></text:p>
            <text:p><text:span text:style-name="T1">Output: </text:span><text:span text:style-name="T1">fj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24" draw:text-style-name="P2" draw:layer="layout" svg:width="1.143cm" svg:height="1.016cm" svg:x="39.354cm" svg:y="41.6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42.402cm" svg:y="44.18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38.465cm" svg:y1="40.116cm" svg:x2="42.656cm" svg:y2="40.116cm">
          <text:p text:style-name="P8"><text:span text:style-name="T4">tapping_ter</text:span><text:span text:style-name="T4">m</text:span></text:p>
        </draw:line>
        <draw:line draw:style-name="gr1" draw:text-style-name="P1" draw:layer="layout" svg:x1="38.465cm" svg:y1="40.37cm" svg:x2="38.465cm" svg:y2="40.116cm">
          <text:p/>
        </draw:line>
        <draw:line draw:style-name="gr1" draw:text-style-name="P1" draw:layer="layout" svg:x1="42.402cm" svg:y1="44.18cm" svg:x2="42.402cm" svg:y2="43.926cm">
          <text:p/>
        </draw:line>
        <draw:frame draw:style-name="gr9" draw:text-style-name="P6" draw:layer="layout" svg:width="1.651cm" svg:height="1.524cm" svg:x="35.925cm" svg:y="27.797cm">
          <draw:text-box>
            <text:p>4.a</text:p>
          </draw:text-box>
        </draw:frame>
        <draw:frame draw:style-name="gr9" draw:text-style-name="P6" draw:layer="layout" svg:width="1.651cm" svg:height="1.524cm" svg:x="35.925cm" svg:y="34.274cm">
          <draw:text-box>
            <text:p>4.b</text:p>
          </draw:text-box>
        </draw:frame>
        <draw:frame draw:style-name="gr9" draw:text-style-name="P6" draw:layer="layout" svg:width="1.651cm" svg:height="1.524cm" svg:x="35.925cm" svg:y="40.624cm">
          <draw:text-box>
            <text:p>4.c’</text:p>
          </draw:text-box>
        </draw:frame>
        <draw:custom-shape draw:style-name="gr28" draw:text-style-name="P2" draw:layer="layout" svg:width="6.223cm" svg:height="1.016cm" svg:x="4.175cm" svg:y="17.764cm">
          <text:p text:style-name="P2">MT(shift, f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4.175cm" svg:y1="17.51cm" svg:x2="8.366cm" svg:y2="17.51cm">
          <text:p text:style-name="P8"><text:span text:style-name="T4">tapping_t</text:span><text:span text:style-name="T4">erm</text:span></text:p>
        </draw:line>
        <draw:custom-shape draw:style-name="gr6" draw:text-style-name="P4" draw:layer="layout" svg:width="2.032cm" svg:height="1.016cm" svg:x="8.366cm" svg:y="20.304cm">
          <text:p text:style-name="P2">shif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75cm" svg:y1="17.764cm" svg:x2="4.175cm" svg:y2="17.51cm">
          <text:p/>
        </draw:line>
        <draw:frame draw:style-name="gr4" draw:text-style-name="P5" draw:layer="layout" svg:width="5.334cm" svg:height="2.921cm" svg:x="12.303cm" svg:y="17.637cm">
          <draw:text-box>
            <text:p><text:span text:style-name="T1">When a </text:span><text:span text:style-name="T1">modifier </text:span><text:span text:style-name="T1">is </text:span><text:span text:style-name="T1">active </text:span><text:span text:style-name="T1">when </text:span><text:span text:style-name="T1">the </text:span><text:span text:style-name="T1">mod-</text:span><text:span text:style-name="T1">tap key </text:span><text:span text:style-name="T1">is </text:span><text:span text:style-name="T1">presse</text:span><text:span text:style-name="T1">d, the </text:span><text:span text:style-name="T1">modifier</text:span><text:span text:style-name="T1">(s) </text:span><text:span text:style-name="T1">should </text:span><text:span text:style-name="T1">be </text:span><text:span text:style-name="T1">preserv</text:span><text:span text:style-name="T1">ed until </text:span><text:span text:style-name="T1">the </text:span><text:span text:style-name="T1">mod-</text:span><text:span text:style-name="T1">tap </text:span><text:span text:style-name="T1">decisio</text:span><text:span text:style-name="T1">n can </text:span><text:span text:style-name="T1">be </text:span><text:span text:style-name="T1">made</text:span></text:p>
            <text:p><text:span text:style-name="T1"/></text:p>
          </draw:text-box>
        </draw:frame>
        <draw:frame draw:style-name="gr9" draw:text-style-name="P6" draw:layer="layout" svg:width="1.651cm" svg:height="1.524cm" svg:x="1.635cm" svg:y="17.764cm">
          <draw:text-box>
            <text:p>3.b</text:p>
          </draw:text-box>
        </draw:frame>
        <draw:custom-shape draw:style-name="gr5" draw:text-style-name="P2" draw:layer="layout" svg:width="2.159cm" svg:height="1.016cm" svg:x="3.159cm" svg:y="19.034cm">
          <text:p text:style-name="P2">ctrl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5.334cm" svg:height="1.016cm" svg:x="3.159cm" svg:y="21.701cm">
          <text:p text:style-name="P2">ctr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20.304cm" svg:x2="10.398cm" svg:y2="18.78cm">
          <text:p/>
        </draw:line>
        <draw:line draw:style-name="gr1" draw:text-style-name="P1" draw:layer="layout" svg:x1="3.159cm" svg:y1="21.702cm" svg:x2="3.159cm" svg:y2="20.05cm">
          <text:p/>
        </draw:line>
        <draw:line draw:style-name="gr1" draw:text-style-name="P1" draw:layer="layout" svg:x1="42.275cm" svg:y1="49.26cm" svg:x2="42.275cm" svg:y2="47.736cm">
          <text:p/>
        </draw:line>
        <draw:line draw:style-name="gr1" draw:text-style-name="P1" draw:layer="layout" svg:x1="42.402cm" svg:y1="50.53cm" svg:x2="42.402cm" svg:y2="50.276cm">
          <text:p/>
        </draw:line>
        <draw:custom-shape draw:style-name="gr25" draw:text-style-name="P11" draw:layer="layout" svg:width="3.81cm" svg:height="1.016cm" svg:x="38.465cm" svg:y="46.72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42.275cm" svg:y="49.26cm">
          <text:p text:style-name="P2">f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6.604cm" svg:height="3.431cm" svg:x="46.085cm" svg:y="46.72cm">
          <draw:text-box>
            <text:p><text:span text:style-name="T1">The </text:span><text:span text:style-name="T1">MT </text:span><text:span text:style-name="T1">beha</text:span><text:span text:style-name="T1">vior </text:span><text:span text:style-name="T1">deci</text:span><text:span text:style-name="T1">ded </text:span><text:span text:style-name="T1">on </text:span><text:span text:style-name="T1">the </text:span><text:span text:style-name="T1">relea</text:span><text:span text:style-name="T1">se of </text:span><text:span text:style-name="T1">the </text:span><text:span text:style-name="T1">MT </text:span><text:span text:style-name="T1">key.</text:span></text:p>
            <text:p><text:span text:style-name="T1"/></text:p>
            <text:p><text:span text:style-name="T1">Outp</text:span><text:span text:style-name="T1">ut: fj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30" draw:text-style-name="P2" draw:layer="layout" svg:width="2.286cm" svg:height="1.016cm" svg:x="41.005cm" svg:y="47.9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89cm" svg:height="1.016cm" svg:x="42.402cm" svg:y="50.53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38.465cm" svg:y1="46.466cm" svg:x2="42.656cm" svg:y2="46.466cm">
          <text:p text:style-name="P8"><text:span text:style-name="T4">tapping_t</text:span><text:span text:style-name="T4">erm</text:span></text:p>
        </draw:line>
        <draw:line draw:style-name="gr1" draw:text-style-name="P1" draw:layer="layout" svg:x1="38.465cm" svg:y1="46.72cm" svg:x2="38.465cm" svg:y2="46.466cm">
          <text:p/>
        </draw:line>
        <draw:line draw:style-name="gr1" draw:text-style-name="P1" draw:layer="layout" svg:x1="43.291cm" svg:y1="50.53cm" svg:x2="43.291cm" svg:y2="49.006cm">
          <text:p/>
        </draw:line>
        <draw:frame draw:style-name="gr9" draw:text-style-name="P6" draw:layer="layout" svg:width="1.651cm" svg:height="1.524cm" svg:x="35.925cm" svg:y="46.72cm">
          <draw:text-box>
            <text:p>4.d’</text:p>
          </draw:text-box>
        </draw:frame>
        <draw:g>
          <draw:custom-shape draw:style-name="gr32" draw:text-style-name="P12" draw:layer="layout" svg:width="6.223cm" svg:height="4.953cm" svg:x="26.146cm" svg:y="2.143cm">
            <text:p text:style-name="P2">legend</text:p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5.08cm" svg:height="1.016cm" svg:x="26.4cm" svg:y="3.143cm">
            <text:p text:style-name="P2">‘input’ keypres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9" draw:layer="layout" svg:x1="26.4cm" svg:y1="5.048cm" svg:x2="31.48cm" svg:y2="5.048cm">
            <text:p text:style-name="P8"><text:span text:style-name="T4">timer</text:span></text:p>
          </draw:line>
          <draw:custom-shape draw:style-name="gr34" draw:text-style-name="P4" draw:layer="layout" svg:width="5.08cm" svg:height="1.016cm" svg:x="26.4cm" svg:y="5.683cm">
            <text:p text:style-name="P2">‘output’ keypress</text:p>
            <draw:enhanced-geometry svg:viewBox="0 0 21600 21600" draw:type="rectangle" draw:enhanced-path="M 0 0 L 21600 0 21600 21600 0 21600 0 0 Z N"/>
          </draw:custom-shape>
        </draw:g>
        <draw:frame draw:style-name="gr8" draw:text-style-name="P7" draw:layer="layout" svg:width="11.049cm" svg:height="3.233cm" svg:x="38.084cm" svg:y="23.733cm">
          <draw:text-box>
            <text:p><text:span text:style-name="T2">T</text:span><text:span text:style-name="T2">a</text:span><text:span text:style-name="T2">p</text:span><text:span text:style-name="T2">-</text:span><text:span text:style-name="T2">p</text:span><text:span text:style-name="T2">r</text:span><text:span text:style-name="T2">e</text:span><text:span text:style-name="T2">f</text:span><text:span text:style-name="T2">e</text:span><text:span text:style-name="T2">r</text:span><text:span text:style-name="T2">r</text:span><text:span text:style-name="T2">e</text:span><text:span text:style-name="T2">d</text:span><text:span text:style-name="T2"> </text:span><text:span text:style-name="T2">f</text:span><text:span text:style-name="T2">l</text:span><text:span text:style-name="T2">a</text:span><text:span text:style-name="T2">v</text:span><text:span text:style-name="T2">o</text:span><text:span text:style-name="T2">r</text:span></text:p>
            <text:p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m</text:span><text:span text:style-name="T3">a</text:span><text:span text:style-name="T3">d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a</text:span><text:span text:style-name="T3">p</text:span><text:span text:style-name="T3">p</text:span><text:span text:style-name="T3">i</text:span><text:span text:style-name="T3">n</text:span><text:span text:style-name="T3">g</text:span><text:span text:style-name="T3">_</text:span><text:span text:style-name="T3">t</text:span><text:span text:style-name="T3">e</text:span><text:span text:style-name="T3">r</text:span><text:span text:style-name="T3">m</text:span></text:p>
            <text:p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i</text:span><text:span text:style-name="T3">n</text:span><text:span text:style-name="T3"> </text:span><text:span text:style-name="T3">o</text:span><text:span text:style-name="T3">u</text:span><text:span text:style-name="T3">t</text:span><text:span text:style-name="T3">c</text:span><text:span text:style-name="T3">o</text:span><text:span text:style-name="T3">m</text:span><text:span text:style-name="T3">e</text:span><text:span text:style-name="T3"> </text:span><text:span text:style-name="T3">t</text:span><text:span text:style-name="T3">o</text:span><text:span text:style-name="T3"> </text:span><text:span text:style-name="T3">Q</text:span><text:span text:style-name="T3">M</text:span><text:span text:style-name="T3">K</text:span><text:span text:style-name="T3">’</text:span><text:span text:style-name="T3">s</text:span><text:span text:style-name="T3"> </text:span><text:span text:style-name="T3">I</text:span><text:span text:style-name="T3">G</text:span><text:span text:style-name="T3">N</text:span><text:span text:style-name="T3">O</text:span><text:span text:style-name="T3">R</text:span><text:span text:style-name="T3">E</text:span><text:span text:style-name="T3">_</text:span><text:span text:style-name="T3">M</text:span><text:span text:style-name="T3">O</text:span><text:span text:style-name="T3">D</text:span><text:span text:style-name="T3">_</text:span><text:span text:style-name="T3">T</text:span><text:span text:style-name="T3">A</text:span><text:span text:style-name="T3">P</text:span><text:span text:style-name="T3">_</text:span><text:span text:style-name="T3">I</text:span><text:span text:style-name="T3">N</text:span><text:span text:style-name="T3">T</text:span><text:span text:style-name="T3">E</text:span><text:span text:style-name="T3">R</text:span><text:span text:style-name="T3">R</text:span><text:span text:style-name="T3">U</text:span><text:span text:style-name="T3">P</text:span><text:span text:style-name="T3">T</text:span></text:p>
          </draw:text-box>
        </draw:frame>
        <draw:line draw:style-name="gr1" draw:text-style-name="P1" draw:layer="layout" svg:x1="24.876cm" svg:y1="30.464cm" svg:x2="24.876cm" svg:y2="27.67cm">
          <text:p/>
        </draw:line>
        <draw:line draw:style-name="gr1" draw:text-style-name="P1" draw:layer="layout" svg:x1="25.511cm" svg:y1="31.734cm" svg:x2="25.511cm" svg:y2="30.21cm">
          <text:p/>
        </draw:line>
        <draw:custom-shape draw:style-name="gr35" draw:text-style-name="P13" draw:layer="layout" svg:width="7.366cm" svg:height="1.016cm" svg:x="20.685cm" svg:y="27.924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175cm" svg:height="1.016cm" svg:x="24.876cm" svg:y="30.464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34cm" svg:height="2.921cm" svg:x="28.305cm" svg:y="27.924cm">
          <draw:text-box>
            <text:p><text:span text:style-name="T1">The </text:span><text:span text:style-name="T1">mod-</text:span><text:span text:style-name="T1">tap </text:span><text:span text:style-name="T1">decisio</text:span><text:span text:style-name="T1">n can </text:span><text:span text:style-name="T1">be </text:span><text:span text:style-name="T1">made </text:span><text:span text:style-name="T1">only </text:span><text:span text:style-name="T1">after </text:span><text:span text:style-name="T1">the </text:span><text:span text:style-name="T1">tapping</text:span><text:span text:style-name="T1">_term </text:span><text:span text:style-name="T1">has </text:span><text:span text:style-name="T1">expired </text:span><text:span text:style-name="T1">or the </text:span><text:span text:style-name="T1">MT is </text:span><text:span text:style-name="T1">release</text:span><text:span text:style-name="T1">d. The </text:span><text:span text:style-name="T1">‘j’ key </text:span><text:span text:style-name="T1">press </text:span><text:span text:style-name="T1">is not </text:span><text:span text:style-name="T1">handled </text:span><text:span text:style-name="T1">immedi</text:span><text:span text:style-name="T1">ately.</text:span></text:p>
            <text:p><text:span text:style-name="T1"/></text:p>
            <text:p><text:span text:style-name="T1">Output: </text:span><text:span text:style-name="T1">J</text:span></text:p>
          </draw:text-box>
        </draw:frame>
        <draw:custom-shape draw:style-name="gr5" draw:text-style-name="P2" draw:layer="layout" svg:width="2.159cm" svg:height="1.016cm" svg:x="23.352cm" svg:y="29.19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508cm" svg:height="1.016cm" svg:x="25.003cm" svg:y="31.734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0.685cm" svg:y1="27.67cm" svg:x2="24.876cm" svg:y2="27.67cm">
          <text:p text:style-name="P8"><text:span text:style-name="T4">tapping_t</text:span><text:span text:style-name="T4">erm</text:span></text:p>
        </draw:line>
        <draw:line draw:style-name="gr1" draw:text-style-name="P1" draw:layer="layout" svg:x1="20.685cm" svg:y1="27.924cm" svg:x2="20.685cm" svg:y2="27.67cm">
          <text:p/>
        </draw:line>
        <draw:line draw:style-name="gr1" draw:text-style-name="P1" draw:layer="layout" svg:x1="28.051cm" svg:y1="30.464cm" svg:x2="28.051cm" svg:y2="28.94cm">
          <text:p/>
        </draw:line>
        <draw:custom-shape draw:style-name="gr35" draw:text-style-name="P13" draw:layer="layout" svg:width="7.366cm" svg:height="1.016cm" svg:x="20.685cm" svg:y="34.02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5.335cm" svg:height="1.016cm" svg:x="22.716cm" svg:y="36.56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5.334cm" svg:height="3.113cm" svg:x="28.305cm" svg:y="34.02cm">
          <draw:text-box>
            <text:p><text:span text:style-name="T1">The MT behavior is decided when the </text:span><text:span text:style-name="T1">tapping_term expires. </text:span></text:p>
            <text:p><text:span text:style-name="T1"/></text:p>
            <text:p><text:span text:style-name="T1">Output: J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24" draw:text-style-name="P2" draw:layer="layout" svg:width="1.143cm" svg:height="1.016cm" svg:x="21.574cm" svg:y="35.2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5cm" svg:height="1.016cm" svg:x="22.842cm" svg:y="37.83cm">
          <text:p text:style-name="P2">j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9" draw:layer="layout" svg:x1="20.685cm" svg:y1="33.766cm" svg:x2="24.876cm" svg:y2="33.766cm">
          <text:p text:style-name="P8"><text:span text:style-name="T4">tapping_term</text:span></text:p>
        </draw:line>
        <draw:line draw:style-name="gr1" draw:text-style-name="P1" draw:layer="layout" svg:x1="20.685cm" svg:y1="34.02cm" svg:x2="20.685cm" svg:y2="33.766cm">
          <text:p/>
        </draw:line>
        <draw:line draw:style-name="gr1" draw:text-style-name="P1" draw:layer="layout" svg:x1="28.051cm" svg:y1="36.56cm" svg:x2="28.051cm" svg:y2="35.036cm">
          <text:p/>
        </draw:line>
        <draw:line draw:style-name="gr1" draw:text-style-name="P1" draw:layer="layout" svg:x1="24.495cm" svg:y1="42.91cm" svg:x2="24.495cm" svg:y2="41.386cm">
          <text:p/>
        </draw:line>
        <draw:custom-shape draw:style-name="gr37" draw:text-style-name="P13" draw:layer="layout" svg:width="3.81cm" svg:height="1.016cm" svg:x="20.685cm" svg:y="40.37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778cm" svg:height="1.016cm" svg:x="22.716cm" svg:y="42.91cm">
          <text:p text:style-name="P2">shift</text:p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7.366cm" svg:height="3.749cm" svg:x="28.305cm" svg:y="40.37cm">
          <draw:text-box>
            <text:p><text:span text:style-name="T1">The MT behavior is </text:span><text:span text:style-name="T1">decided as the MT </text:span><text:span text:style-name="T1">key is released.</text:span></text:p>
            <text:p><text:span text:style-name="T1"/></text:p>
            <text:p><text:span text:style-name="T1">Output: fj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24" draw:text-style-name="P2" draw:layer="layout" svg:width="1.143cm" svg:height="1.016cm" svg:x="21.574cm" svg:y="41.6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22.716cm" svg:y="44.18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0.685cm" svg:y1="40.116cm" svg:x2="24.876cm" svg:y2="40.116cm">
          <text:p text:style-name="P8"><text:span text:style-name="T4">tapping_t</text:span><text:span text:style-name="T4">erm</text:span></text:p>
        </draw:line>
        <draw:line draw:style-name="gr1" draw:text-style-name="P1" draw:layer="layout" svg:x1="20.685cm" svg:y1="40.37cm" svg:x2="20.685cm" svg:y2="40.116cm">
          <text:p/>
        </draw:line>
        <draw:line draw:style-name="gr1" draw:text-style-name="P1" draw:layer="layout" svg:x1="22.716cm" svg:y1="44.18cm" svg:x2="22.717cm" svg:y2="42.656cm">
          <text:p/>
        </draw:line>
        <draw:frame draw:style-name="gr9" draw:text-style-name="P6" draw:layer="layout" svg:width="1.651cm" svg:height="1.524cm" svg:x="18.145cm" svg:y="27.797cm">
          <draw:text-box>
            <text:p>4.a</text:p>
          </draw:text-box>
        </draw:frame>
        <draw:frame draw:style-name="gr9" draw:text-style-name="P6" draw:layer="layout" svg:width="1.651cm" svg:height="1.524cm" svg:x="18.145cm" svg:y="34.274cm">
          <draw:text-box>
            <text:p>4.b</text:p>
          </draw:text-box>
        </draw:frame>
        <draw:frame draw:style-name="gr9" draw:text-style-name="P6" draw:layer="layout" svg:width="1.651cm" svg:height="1.524cm" svg:x="18.145cm" svg:y="40.624cm">
          <draw:text-box>
            <text:p>4.c’</text:p>
          </draw:text-box>
        </draw:frame>
        <draw:line draw:style-name="gr1" draw:text-style-name="P1" draw:layer="layout" svg:x1="24.495cm" svg:y1="49.26cm" svg:x2="24.495cm" svg:y2="47.736cm">
          <text:p/>
        </draw:line>
        <draw:line draw:style-name="gr1" draw:text-style-name="P1" draw:layer="layout" svg:x1="24.622cm" svg:y1="50.53cm" svg:x2="24.622cm" svg:y2="50.276cm">
          <text:p/>
        </draw:line>
        <draw:custom-shape draw:style-name="gr37" draw:text-style-name="P13" draw:layer="layout" svg:width="3.81cm" svg:height="1.016cm" svg:x="20.685cm" svg:y="46.72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24.495cm" svg:y="49.26cm">
          <text:p text:style-name="P2">f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6.604cm" svg:height="3.431cm" svg:x="28.305cm" svg:y="46.72cm">
          <draw:text-box>
            <text:p><text:span text:style-name="T1">The MT behavior decided on the release of the MT key.</text:span></text:p>
            <text:p><text:span text:style-name="T1"/></text:p>
            <text:p><text:span text:style-name="T1">Output: fj</text:span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30" draw:text-style-name="P2" draw:layer="layout" svg:width="2.286cm" svg:height="1.016cm" svg:x="23.225cm" svg:y="47.9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89cm" svg:height="1.016cm" svg:x="24.622cm" svg:y="50.53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0.685cm" svg:y1="46.466cm" svg:x2="24.876cm" svg:y2="46.466cm">
          <text:p text:style-name="P8"><text:span text:style-name="T4">ta</text:span><text:span text:style-name="T4">p</text:span><text:span text:style-name="T4">pi</text:span><text:span text:style-name="T4">n</text:span><text:span text:style-name="T4">g</text:span><text:span text:style-name="T4">_t</text:span><text:span text:style-name="T4">er</text:span><text:span text:style-name="T4">m</text:span></text:p>
        </draw:line>
        <draw:line draw:style-name="gr1" draw:text-style-name="P1" draw:layer="layout" svg:x1="20.685cm" svg:y1="46.72cm" svg:x2="20.685cm" svg:y2="46.466cm">
          <text:p/>
        </draw:line>
        <draw:line draw:style-name="gr1" draw:text-style-name="P1" draw:layer="layout" svg:x1="25.511cm" svg:y1="50.53cm" svg:x2="25.511cm" svg:y2="49.006cm">
          <text:p/>
        </draw:line>
        <draw:frame draw:style-name="gr9" draw:text-style-name="P6" draw:layer="layout" svg:width="1.651cm" svg:height="1.524cm" svg:x="18.145cm" svg:y="46.72cm">
          <draw:text-box>
            <text:p>4.d’</text:p>
          </draw:text-box>
        </draw:frame>
        <draw:frame draw:style-name="gr39" draw:text-style-name="P7" draw:layer="layout" svg:width="10.922cm" svg:height="3.86cm" svg:x="20.685cm" svg:y="23.225cm">
          <draw:text-box>
            <text:p><text:span text:style-name="T2">Balanced </text:span><text:span text:style-name="T2">flavor</text:span></text:p>
            <text:p><text:span text:style-name="T3">Decision is made on </text:span><text:span text:style-name="T3">key-up</text:span></text:p>
            <text:p><text:span text:style-name="T3">Similar in outcome to </text:span><text:span text:style-name="T3">QMK’s </text:span><text:span text:style-name="T3">IGNORE_MOD_TAP_I</text:span><text:span text:style-name="T3">NTERRUPT and</text:span></text:p>
            <text:p><text:span text:style-name="T3">PERMISSIVE_HOLD</text:span></text:p>
          </draw:text-box>
        </draw:frame>
        <draw:line draw:style-name="gr1" draw:text-style-name="P1" draw:layer="layout" svg:x1="22.716cm" svg:y1="37.83cm" svg:x2="22.717cm" svg:y2="36.306cm">
          <text:p/>
        </draw:line>
        <draw:frame draw:style-name="gr40" draw:text-style-name="P14" draw:layer="layout" svg:width="10.287cm" svg:height="5.207cm" svg:x="3.032cm" svg:y="1.762cm">
          <draw:text-box>
            <text:p><text:span text:style-name="T6">S</text:span><text:span text:style-name="T6">h</text:span><text:span text:style-name="T6">ar</text:span><text:span text:style-name="T6">e</text:span><text:span text:style-name="T6">d </text:span><text:span text:style-name="T7">b</text:span><text:span text:style-name="T7">e</text:span><text:span text:style-name="T7">h</text:span><text:span text:style-name="T7">a</text:span><text:span text:style-name="T7">vi</text:span><text:span text:style-name="T7">or</text:span></text:p>
          </draw:text-box>
        </draw:frame>
        <draw:line draw:style-name="gr1" draw:text-style-name="P1" draw:layer="layout" svg:x1="8.493cm" svg:y1="21.701cm" svg:x2="8.493cm" svg:y2="21.32cm">
          <text:p/>
        </draw:line>
        <draw:line draw:style-name="gr1" draw:text-style-name="P1" draw:layer="layout" svg:x1="6.969cm" svg:y1="31.734cm" svg:x2="6.969cm" svg:y2="31.48cm">
          <text:p/>
        </draw:line>
        <draw:line draw:style-name="gr1" draw:text-style-name="P1" draw:layer="layout" svg:x1="25.003cm" svg:y1="31.734cm" svg:x2="25.003cm" svg:y2="31.48cm">
          <text:p/>
        </draw:line>
        <draw:custom-shape draw:style-name="gr37" draw:text-style-name="P13" draw:layer="layout" svg:width="3.81cm" svg:height="1.016cm" svg:x="9.636cm" svg:y="65.77cm">
          <text:p text:style-name="P2">MT(mod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11.922cm" svg:y="68.564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9.636cm" svg:y1="65.516cm" svg:x2="13.827cm" svg:y2="65.516cm">
          <text:p text:style-name="P8"><text:span text:style-name="T4">tapping_t</text:span><text:span text:style-name="T4">erm</text:span></text:p>
        </draw:line>
        <draw:line draw:style-name="gr1" draw:text-style-name="P1" draw:layer="layout" svg:x1="9.636cm" svg:y1="65.77cm" svg:x2="9.636cm" svg:y2="65.516cm">
          <text:p/>
        </draw:line>
        <draw:frame draw:style-name="gr9" draw:text-style-name="P6" draw:layer="layout" svg:width="7.747cm" svg:height="1.524cm" svg:x="6.588cm" svg:y="55.737cm">
          <draw:text-box>
            <text:p>5 weird combinations</text:p>
          </draw:text-box>
        </draw:frame>
        <draw:custom-shape draw:style-name="gr25" draw:text-style-name="P11" draw:layer="layout" svg:width="3.81cm" svg:height="1.016cm" svg:x="10.271cm" svg:y="67.294cm">
          <text:p text:style-name="P15">LT(L1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0.271cm" svg:y1="67.04cm" svg:x2="14.462cm" svg:y2="67.04cm">
          <text:p text:style-name="P8"><text:span text:style-name="T4">tapping_t</text:span><text:span text:style-name="T4">erm!</text:span></text:p>
        </draw:line>
        <draw:line draw:style-name="gr1" draw:text-style-name="P1" draw:layer="layout" svg:x1="10.271cm" svg:y1="67.294cm" svg:x2="10.271cm" svg:y2="67.04cm">
          <text:p/>
        </draw:line>
        <draw:line draw:style-name="gr1" draw:text-style-name="P1" draw:layer="layout" svg:x1="12.684cm" svg:y1="69.834cm" svg:x2="12.684cm" svg:y2="69.58cm">
          <text:p/>
        </draw:line>
        <draw:custom-shape draw:style-name="gr42" draw:text-style-name="P4" draw:layer="layout" svg:width="1.905cm" svg:height="1.016cm" svg:x="12.684cm" svg:y="69.834cm">
          <text:p text:style-name="P2">mod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14.208cm" svg:y="72.37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35cm" svg:height="1.016cm" svg:x="14.081cm" svg:y="71.104cm">
          <text:p text:style-name="P2">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08cm" svg:y1="72.374cm" svg:x2="14.208cm" svg:y2="72.12cm">
          <text:p/>
        </draw:line>
        <draw:line draw:style-name="gr1" draw:text-style-name="P1" draw:layer="layout" svg:x1="23.987cm" svg:y1="20.177cm" svg:x2="23.987cm" svg:y2="17.383cm">
          <text:p/>
        </draw:line>
        <draw:custom-shape draw:style-name="gr28" draw:text-style-name="P2" draw:layer="layout" svg:width="6.223cm" svg:height="1.016cm" svg:x="19.796cm" svg:y="17.637cm">
          <text:p text:style-name="P2">MT(shift, f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19.796cm" svg:y1="17.383cm" svg:x2="23.987cm" svg:y2="17.383cm">
          <text:p text:style-name="P8"><text:span text:style-name="T4">tapping_t</text:span><text:span text:style-name="T4">erm</text:span></text:p>
        </draw:line>
        <draw:custom-shape draw:style-name="gr6" draw:text-style-name="P4" draw:layer="layout" svg:width="2.032cm" svg:height="1.016cm" svg:x="23.987cm" svg:y="20.177cm">
          <text:p text:style-name="P2">shif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796cm" svg:y1="17.637cm" svg:x2="19.796cm" svg:y2="17.383cm">
          <text:p/>
        </draw:line>
        <draw:custom-shape draw:style-name="gr5" draw:text-style-name="P2" draw:layer="layout" svg:width="2.159cm" svg:height="1.016cm" svg:x="18.78cm" svg:y="18.907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2.159cm" svg:height="1.016cm" svg:x="18.78cm" svg:y="21.574cm">
          <text:p text:style-name="P2">j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6.019cm" svg:y1="20.177cm" svg:x2="26.019cm" svg:y2="18.653cm">
          <text:p/>
        </draw:line>
        <draw:line draw:style-name="gr1" draw:text-style-name="P1" draw:layer="layout" svg:x1="18.78cm" svg:y1="21.575cm" svg:x2="18.78cm" svg:y2="19.923cm">
          <text:p/>
        </draw:line>
        <draw:line draw:style-name="gr1" draw:text-style-name="P1" draw:layer="layout" svg:x1="20.939cm" svg:y1="21.574cm" svg:x2="20.939cm" svg:y2="19.923cm">
          <text:p/>
        </draw:line>
        <draw:line draw:style-name="gr1" draw:text-style-name="P1" draw:layer="layout" svg:x1="24.368cm" svg:y1="72.12cm" svg:x2="24.368cm" svg:y2="68.056cm">
          <text:p/>
        </draw:line>
        <draw:custom-shape draw:style-name="gr37" draw:text-style-name="P13" draw:layer="layout" svg:width="3.81cm" svg:height="1.016cm" svg:x="19.542cm" svg:y="66.786cm">
          <text:p text:style-name="P2">MT(x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21.828cm" svg:y="69.58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9.542cm" svg:y1="66.532cm" svg:x2="23.733cm" svg:y2="66.532cm">
          <text:p text:style-name="P8"><text:span text:style-name="T4">tapping_t</text:span><text:span text:style-name="T4">erm</text:span></text:p>
        </draw:line>
        <draw:line draw:style-name="gr1" draw:text-style-name="P1" draw:layer="layout" svg:x1="19.542cm" svg:y1="66.786cm" svg:x2="19.542cm" svg:y2="66.532cm">
          <text:p/>
        </draw:line>
        <draw:custom-shape draw:style-name="gr44" draw:text-style-name="P11" draw:layer="layout" svg:width="4.826cm" svg:height="1.016cm" svg:x="20.177cm" svg:y="68.31cm">
          <text:p text:style-name="P2">MT(ctrl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0.177cm" svg:y1="68.056cm" svg:x2="24.368cm" svg:y2="68.056cm">
          <text:p text:style-name="P8"><text:span text:style-name="T4">tapping_t</text:span><text:span text:style-name="T4">erm</text:span></text:p>
        </draw:line>
        <draw:line draw:style-name="gr1" draw:text-style-name="P1" draw:layer="layout" svg:x1="20.177cm" svg:y1="68.31cm" svg:x2="20.177cm" svg:y2="68.056cm">
          <text:p/>
        </draw:line>
        <draw:line draw:style-name="gr1" draw:text-style-name="P1" draw:layer="layout" svg:x1="22.59cm" svg:y1="70.85cm" svg:x2="22.59cm" svg:y2="70.596cm">
          <text:p/>
        </draw:line>
        <draw:custom-shape draw:style-name="gr45" draw:text-style-name="P4" draw:layer="layout" svg:width="2.286cm" svg:height="1.016cm" svg:x="22.59cm" svg:y="70.85cm">
          <text:p text:style-name="P2">mod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24.495cm" svg:y="73.3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35cm" svg:height="1.016cm" svg:x="24.368cm" svg:y="72.12cm">
          <text:p text:style-name="P2">ctr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495cm" svg:y1="73.39cm" svg:x2="24.495cm" svg:y2="73.136cm">
          <text:p/>
        </draw:line>
        <draw:line draw:style-name="gr1" draw:text-style-name="P1" draw:layer="layout" svg:x1="25.003cm" svg:y1="72.12cm" svg:x2="25.003cm" svg:y2="69.326cm">
          <text:p/>
        </draw:line>
        <draw:line draw:style-name="gr1" draw:text-style-name="P1" draw:layer="layout" svg:x1="15.605cm" svg:y1="61.579cm" svg:x2="15.605cm" svg:y2="60.055cm">
          <text:p/>
        </draw:line>
        <draw:custom-shape draw:style-name="gr46" draw:text-style-name="P13" draw:layer="layout" svg:width="1.651cm" svg:height="1.016cm" svg:x="11.16cm" svg:y="57.515cm">
          <text:p text:style-name="P2">MT(x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13.446cm" svg:y="60.309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1.16cm" svg:y1="57.261cm" svg:x2="15.351cm" svg:y2="57.261cm">
          <text:p text:style-name="P8"><text:span text:style-name="T4">tapping_t</text:span><text:span text:style-name="T4">erm</text:span></text:p>
        </draw:line>
        <draw:line draw:style-name="gr1" draw:text-style-name="P1" draw:layer="layout" svg:x1="11.16cm" svg:y1="57.515cm" svg:x2="11.16cm" svg:y2="57.261cm">
          <text:p/>
        </draw:line>
        <draw:custom-shape draw:style-name="gr25" draw:text-style-name="P11" draw:layer="layout" svg:width="3.81cm" svg:height="1.016cm" svg:x="11.795cm" svg:y="59.039cm">
          <text:p text:style-name="P2">MT(ctrl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1.795cm" svg:y1="58.785cm" svg:x2="15.986cm" svg:y2="58.785cm">
          <text:p text:style-name="P8"><text:span text:style-name="T4">tapping_t</text:span><text:span text:style-name="T4">erm</text:span></text:p>
        </draw:line>
        <draw:line draw:style-name="gr1" draw:text-style-name="P1" draw:layer="layout" svg:x1="11.795cm" svg:y1="59.039cm" svg:x2="11.795cm" svg:y2="58.785cm">
          <text:p/>
        </draw:line>
        <draw:custom-shape draw:style-name="gr16" draw:text-style-name="P4" draw:layer="layout" svg:width="0.254cm" svg:height="1.016cm" svg:x="12.811cm" svg:y="61.579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15.859cm" svg:y="62.84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35cm" svg:height="1.016cm" svg:x="15.605cm" svg:y="61.579cm">
          <text:p text:style-name="P2">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59cm" svg:y1="62.849cm" svg:x2="15.859cm" svg:y2="62.595cm">
          <text:p/>
        </draw:line>
        <draw:frame draw:style-name="gr4" draw:text-style-name="P5" draw:layer="layout" svg:width="5.334cm" svg:height="3.113cm" svg:x="26.654cm" svg:y="17.51cm">
          <draw:text-box>
            <text:p><text:span text:style-name="T1">When a </text:span><text:span text:style-name="T1">non-</text:span><text:span text:style-name="T1">modifier </text:span><text:span text:style-name="T1">key is </text:span><text:span text:style-name="T1">active </text:span><text:span text:style-name="T1">when a </text:span><text:span text:style-name="T1">mod-</text:span><text:span text:style-name="T1">tap is </text:span><text:span text:style-name="T1">activate</text:span><text:span text:style-name="T1">d, it is </text:span><text:span text:style-name="T1">release</text:span><text:span text:style-name="T1">d </text:span><text:span text:style-name="T1">immedi</text:span><text:span text:style-name="T1">ately to </text:span><text:span text:style-name="T1">prevent </text:span><text:span text:style-name="T1">addition</text:span><text:span text:style-name="T1">al key </text:span><text:span text:style-name="T1">repeats</text:span><text:span text:style-name="T1">.</text:span></text:p>
            <text:p><text:span text:style-name="T1"/></text:p>
            <text:p><text:span text:style-name="T1">The MT </text:span><text:span text:style-name="T1">behavio</text:span><text:span text:style-name="T1">r </text:span><text:span text:style-name="T1">should </text:span><text:span text:style-name="T1">ignore </text:span><text:span text:style-name="T1">the </text:span><text:span text:style-name="T1">key-up </text:span><text:span text:style-name="T1">event, </text:span><text:span text:style-name="T1">as the </text:span><text:span text:style-name="T1">key-</text:span><text:span text:style-name="T1">down </text:span><text:span text:style-name="T1">event </text:span><text:span text:style-name="T1">came </text:span><text:span text:style-name="T1">before </text:span><text:span text:style-name="T1">the MT </text:span><text:span text:style-name="T1">key.</text:span></text:p>
            <text:p><text:span text:style-name="T1"/></text:p>
          </draw:text-box>
        </draw:frame>
        <draw:frame draw:style-name="gr9" draw:text-style-name="P6" draw:layer="layout" svg:width="1.651cm" svg:height="1.524cm" svg:x="18.145cm" svg:y="17.51cm">
          <draw:text-box>
            <text:p>3.d</text:p>
          </draw:text-box>
        </draw:frame>
        <draw:line draw:style-name="gr1" draw:text-style-name="P1" draw:layer="layout" svg:x1="28.559cm" svg:y1="68.056cm" svg:x2="28.559cm" svg:y2="71.104cm">
          <text:p/>
        </draw:line>
        <draw:line draw:style-name="gr1" draw:text-style-name="P1" draw:layer="layout" svg:x1="31.734cm" svg:y1="71.104cm" svg:x2="31.734cm" svg:y2="68.31cm">
          <text:p/>
        </draw:line>
        <draw:custom-shape draw:style-name="gr46" draw:text-style-name="P13" draw:layer="layout" svg:width="1.651cm" svg:height="1.016cm" svg:x="26.908cm" svg:y="67.04cm">
          <text:p text:style-name="P2">MT(x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29.194cm" svg:y="69.834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6.908cm" svg:y1="66.786cm" svg:x2="31.099cm" svg:y2="66.786cm">
          <text:p text:style-name="P8"><text:span text:style-name="T4">tapping_t</text:span><text:span text:style-name="T4">erm</text:span></text:p>
        </draw:line>
        <draw:line draw:style-name="gr1" draw:text-style-name="P1" draw:layer="layout" svg:x1="26.908cm" svg:y1="67.04cm" svg:x2="26.908cm" svg:y2="66.786cm">
          <text:p/>
        </draw:line>
        <draw:custom-shape draw:style-name="gr47" draw:text-style-name="P11" draw:layer="layout" svg:width="5.207cm" svg:height="1.016cm" svg:x="27.543cm" svg:y="68.564cm">
          <text:p text:style-name="P2">MT(ctrl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7.543cm" svg:y1="68.31cm" svg:x2="31.734cm" svg:y2="68.31cm">
          <text:p text:style-name="P8"><text:span text:style-name="T4">tapping_t</text:span><text:span text:style-name="T4">erm!</text:span></text:p>
        </draw:line>
        <draw:line draw:style-name="gr1" draw:text-style-name="P1" draw:layer="layout" svg:x1="27.543cm" svg:y1="68.564cm" svg:x2="27.543cm" svg:y2="68.31cm">
          <text:p/>
        </draw:line>
        <draw:custom-shape draw:style-name="gr16" draw:text-style-name="P4" draw:layer="layout" svg:width="0.254cm" svg:height="1.016cm" svg:x="28.559cm" svg:y="71.104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31.861cm" svg:y="72.37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016cm" svg:height="1.016cm" svg:x="31.734cm" svg:y="71.104cm">
          <text:p text:style-name="P2">ctr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1.861cm" svg:y1="72.374cm" svg:x2="31.861cm" svg:y2="72.12cm">
          <text:p/>
        </draw:line>
        <draw:line draw:style-name="gr1" draw:text-style-name="P1" draw:layer="layout" svg:x1="25.003cm" svg:y1="72.12cm" svg:x2="25.003cm" svg:y2="69.326cm">
          <text:p/>
        </draw:line>
        <draw:line draw:style-name="gr1" draw:text-style-name="P1" draw:layer="layout" svg:x1="32.75cm" svg:y1="71.104cm" svg:x2="32.75cm" svg:y2="69.58cm">
          <text:p/>
        </draw:line>
        <draw:line draw:style-name="gr1" draw:text-style-name="P1" draw:layer="layout" svg:x1="24.876cm" svg:y1="62.849cm" svg:x2="24.876cm" svg:y2="60.055cm">
          <text:p/>
        </draw:line>
        <draw:custom-shape draw:style-name="gr49" draw:text-style-name="P13" draw:layer="layout" svg:width="4.699cm" svg:height="1.016cm" svg:x="17.383cm" svg:y="57.515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22.717cm" svg:y="60.309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7.383cm" svg:y1="57.261cm" svg:x2="21.574cm" svg:y2="57.261cm">
          <text:p text:style-name="P8"><text:span text:style-name="T4">tapping_t</text:span><text:span text:style-name="T4">erm</text:span></text:p>
        </draw:line>
        <draw:line draw:style-name="gr1" draw:text-style-name="P1" draw:layer="layout" svg:x1="17.383cm" svg:y1="57.515cm" svg:x2="17.383cm" svg:y2="57.261cm">
          <text:p/>
        </draw:line>
        <draw:custom-shape draw:style-name="gr25" draw:text-style-name="P11" draw:layer="layout" svg:width="3.81cm" svg:height="1.016cm" svg:x="21.066cm" svg:y="59.039cm">
          <text:p text:style-name="P2">MT(ctrl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1.066cm" svg:y1="58.785cm" svg:x2="25.257cm" svg:y2="58.785cm">
          <text:p text:style-name="P8"><text:span text:style-name="T4">tapping_t</text:span><text:span text:style-name="T4">erm</text:span></text:p>
        </draw:line>
        <draw:line draw:style-name="gr1" draw:text-style-name="P1" draw:layer="layout" svg:x1="21.066cm" svg:y1="59.039cm" svg:x2="21.066cm" svg:y2="58.785cm">
          <text:p/>
        </draw:line>
        <draw:custom-shape draw:style-name="gr50" draw:text-style-name="P4" draw:layer="layout" svg:width="3.429cm" svg:height="1.016cm" svg:x="21.574cm" svg:y="61.579cm">
          <text:p text:style-name="P2">shift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25.13cm" svg:y="64.11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35cm" svg:height="1.016cm" svg:x="24.876cm" svg:y="62.849cm">
          <text:p text:style-name="P2">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5.13cm" svg:y1="64.119cm" svg:x2="25.13cm" svg:y2="63.865cm">
          <text:p/>
        </draw:line>
        <draw:line draw:style-name="gr1" draw:text-style-name="P1" draw:layer="layout" svg:x1="28.051cm" svg:y1="58.531cm" svg:x2="28.051cm" svg:y2="61.579cm">
          <text:p/>
        </draw:line>
        <draw:line draw:style-name="gr1" draw:text-style-name="P1" draw:layer="layout" svg:x1="30.845cm" svg:y1="61.579cm" svg:x2="30.845cm" svg:y2="60.055cm">
          <text:p/>
        </draw:line>
        <draw:custom-shape draw:style-name="gr46" draw:text-style-name="P13" draw:layer="layout" svg:width="1.651cm" svg:height="1.016cm" svg:x="26.4cm" svg:y="57.515cm">
          <text:p text:style-name="P2">MT(shift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27.797cm" svg:y="60.309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6.4cm" svg:y1="57.261cm" svg:x2="30.591cm" svg:y2="57.261cm">
          <text:p text:style-name="P8"><text:span text:style-name="T4">tapping_t</text:span><text:span text:style-name="T4">erm</text:span></text:p>
        </draw:line>
        <draw:line draw:style-name="gr1" draw:text-style-name="P1" draw:layer="layout" svg:x1="26.4cm" svg:y1="57.515cm" svg:x2="26.4cm" svg:y2="57.261cm">
          <text:p/>
        </draw:line>
        <draw:custom-shape draw:style-name="gr25" draw:text-style-name="P11" draw:layer="layout" svg:width="3.81cm" svg:height="1.016cm" svg:x="27.035cm" svg:y="59.039cm">
          <text:p text:style-name="P2">MT(ctrl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27.035cm" svg:y1="58.785cm" svg:x2="31.226cm" svg:y2="58.785cm">
          <text:p text:style-name="P8"><text:span text:style-name="T4">tapping_t</text:span><text:span text:style-name="T4">erm</text:span></text:p>
        </draw:line>
        <draw:line draw:style-name="gr1" draw:text-style-name="P1" draw:layer="layout" svg:x1="27.035cm" svg:y1="59.039cm" svg:x2="27.035cm" svg:y2="58.785cm">
          <text:p/>
        </draw:line>
        <draw:custom-shape draw:style-name="gr50" draw:text-style-name="P4" draw:layer="layout" svg:width="3.429cm" svg:height="1.016cm" svg:x="28.051cm" svg:y="61.579cm">
          <text:p text:style-name="P2">shift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31.353cm" svg:y="64.119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635cm" svg:height="1.016cm" svg:x="31.226cm" svg:y="62.849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3.302cm" svg:height="1.016cm" svg:x="19.669cm" svg:y="11.414cm">
          <text:p text:style-name="P2">MT(shift, f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9" draw:layer="layout" svg:x1="19.669cm" svg:y1="11.16cm" svg:x2="23.86cm" svg:y2="11.16cm">
          <text:p text:style-name="P8"><text:span text:style-name="T4">tapping_t</text:span><text:span text:style-name="T4">erm</text:span></text:p>
        </draw:line>
        <draw:custom-shape draw:style-name="gr16" draw:text-style-name="P4" draw:layer="layout" svg:width="0.381cm" svg:height="1.016cm" svg:x="22.971cm" svg:y="13.954cm">
          <text:p text:style-name="P2">f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669cm" svg:y1="11.414cm" svg:x2="19.669cm" svg:y2="11.16cm">
          <text:p/>
        </draw:line>
        <draw:custom-shape draw:style-name="gr5" draw:text-style-name="P2" draw:layer="layout" svg:width="2.159cm" svg:height="1.016cm" svg:x="18.653cm" svg:y="12.684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2.159cm" svg:height="1.016cm" svg:x="18.653cm" svg:y="15.351cm">
          <text:p text:style-name="P2">j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971cm" svg:y1="13.954cm" svg:x2="22.971cm" svg:y2="12.43cm">
          <text:p/>
        </draw:line>
        <draw:line draw:style-name="gr1" draw:text-style-name="P1" draw:layer="layout" svg:x1="18.653cm" svg:y1="15.352cm" svg:x2="18.653cm" svg:y2="13.7cm">
          <text:p/>
        </draw:line>
        <draw:line draw:style-name="gr1" draw:text-style-name="P1" draw:layer="layout" svg:x1="20.812cm" svg:y1="15.351cm" svg:x2="20.812cm" svg:y2="13.7cm">
          <text:p/>
        </draw:line>
        <draw:frame draw:style-name="gr4" draw:text-style-name="P5" draw:layer="layout" svg:width="5.334cm" svg:height="2.921cm" svg:x="26.527cm" svg:y="11.287cm">
          <draw:text-box>
            <text:p><text:span text:style-name="T1">When a </text:span><text:span text:style-name="T1">non-</text:span><text:span text:style-name="T1">modifier </text:span><text:span text:style-name="T1">key is </text:span><text:span text:style-name="T1">active </text:span><text:span text:style-name="T1">when a </text:span><text:span text:style-name="T1">mod-</text:span><text:span text:style-name="T1">tap is </text:span><text:span text:style-name="T1">activate</text:span><text:span text:style-name="T1">d, it is </text:span><text:span text:style-name="T1">release</text:span><text:span text:style-name="T1">d </text:span><text:span text:style-name="T1">immedi</text:span><text:span text:style-name="T1">ately to </text:span><text:span text:style-name="T1">prevent </text:span><text:span text:style-name="T1">addition</text:span><text:span text:style-name="T1">al key </text:span><text:span text:style-name="T1">repeats</text:span><text:span text:style-name="T1">.</text:span></text:p>
            <text:p><text:span text:style-name="T1"/></text:p>
          </draw:text-box>
        </draw:frame>
        <draw:frame draw:style-name="gr9" draw:text-style-name="P6" draw:layer="layout" svg:width="1.651cm" svg:height="1.524cm" svg:x="18.018cm" svg:y="11.287cm">
          <draw:text-box>
            <text:p>3.c</text:p>
          </draw:text-box>
        </draw:frame>
        <draw:line draw:style-name="gr1" draw:text-style-name="P1" draw:layer="layout" svg:x1="7.223cm" svg:y1="70.215cm" svg:x2="7.223cm" svg:y2="66.786cm">
          <text:p/>
        </draw:line>
        <draw:custom-shape draw:style-name="gr37" draw:text-style-name="P13" draw:layer="layout" svg:width="3.81cm" svg:height="1.016cm" svg:x="4.81cm" svg:y="67.294cm">
          <text:p text:style-name="P2">MT(mod, f)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762cm" svg:height="1.016cm" svg:x="6.08cm" svg:y="68.818cm">
          <text:p text:style-name="P2">j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4.81cm" svg:y1="67.04cm" svg:x2="9.001cm" svg:y2="67.04cm">
          <text:p text:style-name="P8"><text:span text:style-name="T4">tapping_t</text:span><text:span text:style-name="T4">erm</text:span></text:p>
        </draw:line>
        <draw:line draw:style-name="gr1" draw:text-style-name="P1" draw:layer="layout" svg:x1="4.81cm" svg:y1="67.294cm" svg:x2="4.81cm" svg:y2="67.04cm">
          <text:p/>
        </draw:line>
        <draw:custom-shape draw:style-name="gr25" draw:text-style-name="P16" draw:layer="layout" svg:width="3.81cm" svg:height="1.016cm" svg:x="3.413cm" svg:y="65.77cm">
          <text:p text:style-name="P15">LT(L1, d)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3.413cm" svg:y1="65.516cm" svg:x2="7.604cm" svg:y2="65.516cm">
          <text:p text:style-name="P8"><text:span text:style-name="T4">tapping_t</text:span><text:span text:style-name="T4">erm!</text:span></text:p>
        </draw:line>
        <draw:line draw:style-name="gr1" draw:text-style-name="P1" draw:layer="layout" svg:x1="3.413cm" svg:y1="65.77cm" svg:x2="3.413cm" svg:y2="65.516cm">
          <text:p/>
        </draw:line>
        <draw:line draw:style-name="gr1" draw:text-style-name="P1" draw:layer="layout" svg:x1="6.842cm" svg:y1="70.088cm" svg:x2="6.842cm" svg:y2="69.834cm">
          <text:p/>
        </draw:line>
        <draw:custom-shape draw:style-name="gr11" draw:text-style-name="P4" draw:layer="layout" svg:width="1.27cm" svg:height="1.016cm" svg:x="7.35cm" svg:y="71.485cm">
          <text:p text:style-name="P2">mod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7.477cm" svg:y="72.628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54cm" svg:height="1.016cm" svg:x="7.223cm" svg:y="70.215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366cm" svg:y1="72.628cm" svg:x2="8.366cm" svg:y2="72.3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22:03:53.185608226</meta:creation-date>
    <dc:date>2020-08-30T20:44:16.733803532</dc:date>
    <meta:editing-duration>P3DT19M30S</meta:editing-duration>
    <meta:editing-cycles>8</meta:editing-cycles>
    <meta:generator>LibreOffice/6.4.4.2$Linux_X86_64 LibreOffice_project/40$Build-2</meta:generator>
    <meta:document-statistic meta:object-count="270"/>
  </office:meta>
</office:document-meta>
</file>